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Standard">
      <style:paragraph-properties fo:margin-top="0.0835in" fo:margin-bottom="0in" style:contextual-spacing="false"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ca68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0835in" fo:margin-bottom="0.1945in" style:contextual-spacing="false"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ext_20_body" style:list-style-name="WWNum1">
      <style:paragraph-properties fo:line-height="150%"/>
    </style:style>
    <style:style style:name="P11" style:family="paragraph" style:parent-style-name="Text_20_body" style:list-style-name="WWNum1">
      <style:paragraph-properties fo:line-height="150%"/>
      <style:text-properties officeooo:paragraph-rsid="00199923"/>
    </style:style>
    <style:style style:name="P12" style:family="paragraph" style:parent-style-name="Text_20_body" style:list-style-name="WWNum1">
      <style:paragraph-properties fo:line-height="150%"/>
      <style:text-properties officeooo:paragraph-rsid="00230162"/>
    </style:style>
    <style:style style:name="P13" style:family="paragraph" style:parent-style-name="Text_20_body">
      <style:paragraph-properties fo:line-height="150%"/>
    </style:style>
    <style:style style:name="P14" style:family="paragraph" style:parent-style-name="Text_20_body">
      <style:paragraph-properties fo:line-height="150%"/>
      <style:text-properties officeooo:paragraph-rsid="00261b84"/>
    </style:style>
    <style:style style:name="P15" style:family="paragraph" style:parent-style-name="Text_20_body">
      <style:paragraph-properties fo:line-height="150%"/>
      <style:text-properties officeooo:paragraph-rsid="0028e714"/>
    </style:style>
    <style:style style:name="P16" style:family="paragraph" style:parent-style-name="Text_20_body">
      <style:paragraph-properties fo:line-height="150%"/>
      <style:text-properties officeooo:paragraph-rsid="002a7aaf"/>
    </style:style>
    <style:style style:name="P17" style:family="paragraph" style:parent-style-name="Text_20_body">
      <style:paragraph-properties fo:line-height="150%"/>
      <style:text-properties officeooo:paragraph-rsid="00230162"/>
    </style:style>
    <style:style style:name="P18" style:family="paragraph" style:parent-style-name="Text_20_body">
      <style:paragraph-properties fo:line-height="150%"/>
      <style:text-properties officeooo:paragraph-rsid="002f41b9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officeooo:rsid="001a8269" style:font-weight-asian="bold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officeooo:rsid="0023a2a9"/>
    </style:style>
    <style:style style:name="T7" style:family="text">
      <style:text-properties officeooo:rsid="00261b84"/>
    </style:style>
    <style:style style:name="T8" style:family="text">
      <style:text-properties officeooo:rsid="002864a7"/>
    </style:style>
    <style:style style:name="T9" style:family="text">
      <style:text-properties officeooo:rsid="0028e714"/>
    </style:style>
    <style:style style:name="T10" style:family="text">
      <style:text-properties officeooo:rsid="002a7aaf"/>
    </style:style>
    <style:style style:name="T11" style:family="text">
      <style:text-properties officeooo:rsid="002b13b7"/>
    </style:style>
    <style:style style:name="T12" style:family="text">
      <style:text-properties officeooo:rsid="002c449d"/>
    </style:style>
    <style:style style:name="T13" style:family="text">
      <style:text-properties officeooo:rsid="002f04e9"/>
    </style:style>
    <style:style style:name="T14" style:family="text">
      <style:text-properties officeooo:rsid="002f41b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ІНІСТЕРСТВО ОСВІТИ І НАУКИ УКРАЇНИ</text:span><text:span text:style-name="T1"/></text:p>
      <text:p text:style-name="P6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3"/>
      <text:p text:style-name="P6"><text:span text:style-name="T1">Навчально-науковий інститут інформаційних технологій</text:span><text:span text:style-name="T1"/></text:p>
      <text:p text:style-name="P6"><text:span text:style-name="T1">Кафедра інженерії програмного забезпечення</text:span><text:span text:style-name="T1"/></text:p>
      <text:p text:style-name="P3"/>
      <text:p text:style-name="P3"/>
      <text:p text:style-name="P3"/>
      <text:p text:style-name="P2"><text:span text:style-name="T3">ПРАКТИЧНА РОБОТА </text:span><text:span text:style-name="T4">6</text:span><text:span text:style-name="T3">.</text:span></text:p>
      <text:p text:style-name="P5">УПРАВЛІНСЬКІ РІШЕННЯ.</text:p>
      <text:p text:style-name="P5">ІНФОРМАЦІЯ ТА КОМУНІКАЦІЇ В МЕНЕДЖМЕНТІ</text:p>
      <text:p text:style-name="P3"/>
      <text:p text:style-name="P3"/>
      <text:p text:style-name="P9"><text:span text:style-name="T1">Підготував: студент групи ПД</text:span><text:span text:style-name="T2">М</text:span><text:span text:style-name="T1">-51</text:span><text:span text:style-name="T1"/></text:p>
      <text:p text:style-name="P9"><text:span text:style-name="T2">Гапей Максим Юр</text:span><text:span text:style-name="T1">і</text:span><text:span text:style-name="T2">йович</text:span><text:span text:style-name="T2"/></text:p>
      <text:p text:style-name="P9"><text:span text:style-name="T1">Перевірив: викладач</text:span><text:span text:style-name="T1"/></text:p>
      <text:p text:style-name="P9"><text:span text:style-name="T1">Ващенко Олександр Петрович</text:span><text:span text:style-name="T1"/></text:p>
      <text:p text:style-name="P3"/>
      <text:p text:style-name="P3"/>
      <text:p text:style-name="P3"/>
      <text:p text:style-name="P6"><text:span text:style-name="T1">Київ 202</text:span><text:span text:style-name="T2">4</text:span><text:span text:style-name="T2"/></text:p>
      <text:p text:style-name="P6"/>
      <text:p text:style-name="P4"><text:soft-page-break/>Контрольні запитання <text:s/>і завдання</text:p>
      <text:list xml:id="list695959882" text:style-name="WWNum1">
        <text:list-item>
          <text:p text:style-name="P10">Розкрийте сутність та основне призначення управлінських рішень.</text:p>
        </text:list-item>
      </text:list>
      <text:p text:style-name="P1">Відповідь: <text:span text:style-name="T6">С</text:span>уть полягає у виборі певного курсу дій із різних альтернатив з метою досягнення поставлених цілей та завдань. Основне призначення управлінських рішень полягає у забезпеченні ефективного управління організацією, реалізації стратегічних планів, вирішенні поточних проблем та досягненні поставлених результатів.</text:p>
      <text:list xml:id="list123210702352818" text:continue-numbering="true" text:style-name="WWNum1">
        <text:list-item>
          <text:p text:style-name="P10">Обґрунтуйте класифікацію управлінських рішень за різними ознаками.<text:span text:style-name="T5"/></text:p>
        </text:list-item>
      </text:list>
      <text:p text:style-name="P1">Відповідь: За сферою діяльності: стратегічні, тактичні, оперативні. За рівнем структурованості завдання: програмні, непрограмні. За характером ухвалення: інтуїтивні, раціональні. За суб'єктами ухвалення: лінійні, функціональні, штабні. За рівнем впливу: автономні, консультативні, колегіальні.</text:p>
      <text:list xml:id="list123211992850816" text:continue-numbering="true" text:style-name="WWNum1">
        <text:list-item>
          <text:p text:style-name="P10">Які чинники впливають на процес прийняття управлінських рішень?</text:p>
        </text:list-item>
      </text:list>
      <text:p text:style-name="P14">Відповідь: <text:span text:style-name="T8">Структура управління, о</text:span>собисті якості, <text:span text:style-name="T7">п</text:span>оведінкові особливості менеджера, <text:span text:style-name="T7">оцінка</text:span> ситуації, <text:span text:style-name="T7">і</text:span>нформаційні обмеження, комунікаці<text:span text:style-name="T7">я,</text:span> <text:span text:style-name="T7">в</text:span>заємозалежність рішень та очікування негативних наслідків.</text:p>
      <text:list xml:id="list123210596420054" text:continue-numbering="true" text:style-name="WWNum1">
        <text:list-item>
          <text:p text:style-name="P10">У чому сутність оптимізації управлінських рішень?</text:p>
        </text:list-item>
      </text:list>
      <text:p text:style-name="P15">Відповідь: <text:span text:style-name="T9">В</text:span>ибираються найкращі варіанти вирішення проблем, враховуючи те, що є в організації: гроші, цілі <text:span text:style-name="T9">та </text:span>час. <text:span text:style-name="T9">Оптимізація</text:span> включає вивчення та оцінку варіантів, вибір найбільш відповідного <text:span text:style-name="T9">для досягнення мети.</text:span></text:p>
      <text:list xml:id="list123210385246956" text:continue-numbering="true" text:style-name="WWNum1">
        <text:list-item>
          <text:p text:style-name="P11">Розкрийте роль комунікацій у процесі менеджменту.</text:p>
        </text:list-item>
      </text:list>
      <text:p text:style-name="P16">Відповідь: Роль комунікацій включає: <text:span text:style-name="T10">обмін</text:span> <text:span text:style-name="T10">інформаціє (для передачі завдань, інструкцій та цілей), побудовою ефективних комунікацій (для </text:span><text:soft-page-break/><text:span text:style-name="T10">забезпечення зв'язку між різними рівнями та підрозділами організації.) та налагодження взаємовідносин (для вирішення конфліктів).</text:span></text:p>
      <text:list xml:id="list123211257722869" text:continue-numbering="true" text:style-name="WWNum1">
        <text:list-item>
          <text:p text:style-name="P10">Охарактеризуйте на конкретних прикладах види комунікацій.</text:p>
        </text:list-item>
      </text:list>
      <text:p text:style-name="P1">Відповідь: Міжособистісні комунікаці - розмова між менеджером <text:span text:style-name="T10">та</text:span> підлеглим <text:span text:style-name="T10">про </text:span>виконання завдання. Організаційні комунікації - проведення <text:span text:style-name="T10">зборів для</text:span> обговорення стратегії розвитку. Формальні комунікації - надсилання електронного листа з інструкціями щодо виконання <text:span text:style-name="T10">завдання</text:span>. Неформальні комунікації - розмова за чашкою кави про поточну ситуацію в організації.</text:p>
      <text:list xml:id="list123210474661609" text:continue-numbering="true" text:style-name="WWNum1">
        <text:list-item>
          <text:p text:style-name="P12">У чому полягає сутність інформації? Обґрунтуйте на конкретних прикладах її класифікацію.</text:p>
        </text:list-item>
      </text:list>
      <text:p text:style-name="P17">Відповідь: <text:span text:style-name="T12">С</text:span>утність <text:span text:style-name="T12">інформації </text:span>проявляється у передачі знань, даних та <text:span text:style-name="T12">відображення реальності</text:span>. Класифікація інформації: <text:span text:style-name="T11">з</text:span>а змістом <text:span text:style-name="T11">(</text:span>фінансова, технологічна, адміністративна інформац<text:span text:style-name="T11">ії),</text:span> <text:span text:style-name="T11">з</text:span>а періодом дії <text:span text:style-name="T11">(</text:span>разова, періодичн<text:span text:style-name="T11">а</text:span>, довгостроков<text:span text:style-name="T11">а</text:span> інформаці<text:span text:style-name="T11">ї</text:span>), <text:span text:style-name="T11">з</text:span>а ступенем достовірності <text:span text:style-name="T11">(</text:span>достовірна <text:span text:style-name="T11">та</text:span> недостовірна інформаці<text:span text:style-name="T11">ї</text:span>).</text:p>
      <text:list xml:id="list123210611999884" text:continue-numbering="true" text:style-name="WWNum1">
        <text:list-item>
          <text:p text:style-name="P12">Поясніть за допомогою прикладів сутність комунікаційного процесу.</text:p>
        </text:list-item>
      </text:list>
      <text:p text:style-name="P18">Відповідь: Формування ідеї - менеджер формулює завданн<text:span text:style-name="T13">я.</text:span> Кодування ідеї - <text:span text:style-name="T13">менеджер </text:span>формулює інструкції для своїх підлеглих. Вибір каналу передачі - менеджер вирішує, чи передати інструкції електронною поштою чи провести збори. Передача повідомлення - менеджер надсилає електронного листа <text:span text:style-name="T13">чи проводить збори</text:span>. Декодування повідомлення: одержувач (підлеглий) інтерпретує повідомлення та розуміє, що потрібно від нього. Оцінка та уточнення повідомлення: одержувач може запитати або <text:span text:style-name="T13">уточнити</text:span> <text:span text:style-name="T13">отримане повідомлення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28T12:32:09.797881136</dc:date>
    <meta:editing-cycles>127</meta:editing-cycles>
    <meta:editing-duration>PT6H21M51S</meta:editing-duration>
    <meta:generator>LibreOffice/7.4.7.2$Linux_X86_64 LibreOffice_project/40$Build-2</meta:generator>
    <meta:document-statistic meta:table-count="0" meta:image-count="0" meta:object-count="0" meta:page-count="3" meta:paragraph-count="29" meta:word-count="396" meta:character-count="3398" meta:non-whitespace-character-count="3038"/>
    <meta:user-defined meta:name="AppVersion">15.0000</meta:user-defined>
    <meta:template xlink:type="simple" xlink:actuate="onRequest" xlink:title="Normal" xlink:href=""/>
  </office:meta>
</office:document-meta>
</file>